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000000379DD3560292E0346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Liberation Serif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708cm" svg:x="1.127cm" svg:y="0.135cm">
          <draw:image xlink:href="Pictures/10000000000004A000000379DD3560292E034643.png" xlink:type="simple" xlink:show="embed" xlink:actuate="onLoad" loext:mime-type="image/png">
            <text:p/>
          </draw:image>
        </draw:frame>
        <draw:frame draw:style-name="gr2" draw:text-style-name="P2" draw:layer="layout" svg:width="4.723cm" svg:height="0.954cm" svg:x="13.573cm" svg:y="2.456cm">
          <draw:text-box>
            <text:p><text:span text:style-name="T1">R</text:span><text:span text:style-name="T1">e</text:span><text:span text:style-name="T1">a</text:span><text:span text:style-name="T1">d</text:span><text:span text:style-name="T1">o</text:span><text:span text:style-name="T1">u</text:span><text:span text:style-name="T1">t</text:span><text:span text:style-name="T1"> </text:span><text:span text:style-name="T1">M</text:span><text:span text:style-name="T1">i</text:span><text:span text:style-name="T1">r</text:span><text:span text:style-name="T1">r</text:span><text:span text:style-name="T1">o</text:span><text:span text:style-name="T1">r</text:span><text:span text:style-name="T1">s</text:span></text:p>
          </draw:text-box>
        </draw:frame>
        <draw:frame draw:style-name="gr2" draw:text-style-name="P2" draw:layer="layout" svg:width="2.445cm" svg:height="0.954cm" svg:x="14.438cm" svg:y="11.346cm">
          <draw:text-box>
            <text:p><text:span text:style-name="T1">Flexure</text:span></text:p>
          </draw:text-box>
        </draw:frame>
        <draw:frame draw:style-name="gr2" draw:text-style-name="P2" draw:layer="layout" svg:width="4.723cm" svg:height="0.954cm" svg:x="13.574cm" svg:y="2.456cm">
          <draw:text-box>
            <text:p><text:span text:style-name="T1">Readout Mirrors</text:span></text:p>
          </draw:text-box>
        </draw:frame>
        <draw:frame draw:style-name="gr2" draw:text-style-name="P2" draw:layer="layout" svg:width="4.02cm" svg:height="0.954cm" svg:x="3.159cm" svg:y="10.649cm">
          <draw:text-box>
            <text:p><text:span text:style-name="T1">Lower Clamp</text:span></text:p>
          </draw:text-box>
        </draw:frame>
        <draw:frame draw:style-name="gr2" draw:text-style-name="P2" draw:layer="layout" svg:width="3.948cm" svg:height="0.954cm" svg:x="3.159cm" svg:y="5.377cm">
          <draw:text-box>
            <text:p><text:span text:style-name="T1">Upper Clamp</text:span></text:p>
          </draw:text-box>
        </draw:frame>
        <draw:line draw:style-name="gr3" draw:text-style-name="P3" draw:layer="layout" svg:x1="7.223cm" svg:y1="10.903cm" svg:x2="10.271cm" svg:y2="9.633cm">
          <text:p/>
        </draw:line>
        <draw:line draw:style-name="gr3" draw:text-style-name="P3" draw:layer="layout" svg:x1="6.969cm" svg:y1="6.204cm" svg:x2="10.144cm" svg:y2="7.22cm">
          <text:p/>
        </draw:line>
        <draw:line draw:style-name="gr3" draw:text-style-name="P3" draw:layer="layout" svg:x1="15.351cm" svg:y1="3.41cm" svg:x2="12.176cm" svg:y2="4.426cm">
          <text:p/>
        </draw:line>
        <draw:line draw:style-name="gr3" draw:text-style-name="P3" draw:layer="layout" svg:x1="14.462cm" svg:y1="11.538cm" svg:x2="11.414cm" svg:y2="8.9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3:50:54.135292687</dc:date>
    <meta:editing-duration>PT2M11S</meta:editing-duration>
    <meta:editing-cycles>1</meta:editing-cycles>
    <meta:document-statistic meta:object-count="10"/>
    <meta:generator>LibreOffice/6.4.1.2$Linux_X86_64 LibreOffice_project/40$Build-2</meta:generator>
  </office:meta>
</office:document-meta>
</file>